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1.162cm" fo:min-width="4.912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4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1cm" fo:min-width="4.09cm"/>
      <style:paragraph-properties style:writing-mode="lr-tb"/>
    </style:style>
    <style:style style:name="gr5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2.1cm" fo:min-width="8cm"/>
      <style:paragraph-properties style:writing-mode="lr-tb"/>
    </style:style>
    <style:style style:name="gr6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2.251cm" fo:min-width="6.384cm"/>
      <style:paragraph-properties style:writing-mode="lr-tb"/>
    </style:style>
    <style:style style:name="gr7" style:family="graphic" style:parent-style-name="objectwithoutfill">
      <style:graphic-properties draw:marker-end="Стили_20_стрелок_20_9" draw:marker-end-width="0.3cm" svg:stroke-opacity="100%" draw:stroke-linejoin="miter" draw:fill="none" draw:fill-color="#ffffff" draw:textarea-vertical-align="middle"/>
    </style:style>
    <style:style style:name="gr8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9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1cm" fo:min-width="6.384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3.108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501cm" fo:min-width="2.542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5cm" fo:min-width="2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986cm" fo:min-width="3.108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4.672cm"/>
      <style:paragraph-properties style:writing-mode="lr-tb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751cm" fo:min-width="8.018cm"/>
      <style:paragraph-properties style:writing-mode="lr-tb"/>
    </style:style>
    <style:style style:name="gr20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5.814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501cm" fo:min-width="3.682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26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75cm" fo:min-width="6.5cm"/>
      <style:paragraph-properties style:writing-mode="lr-tb"/>
    </style:style>
    <style:style style:name="gr29" style:family="graphic" style:parent-style-name="objectwithoutfill">
      <style:graphic-properties draw:marker-end="Стили_20_стрелок_20_21" draw:marker-end-width="0.3cm" draw:fill="none" draw:fill-color="#ffffff" draw:textarea-vertical-align="middle"/>
    </style:style>
    <style:style style:name="gr30" style:family="graphic" style:parent-style-name="standard">
      <style:graphic-properties draw:fill="solid" draw:fill-color="#ffffff" draw:textarea-vertical-align="middle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3.108cm"/>
      <style:paragraph-properties style:writing-mode="lr-tb"/>
    </style:style>
    <style:style style:name="gr32" style:family="graphic" style:parent-style-name="objectwithoutfill">
      <style:graphic-properties draw:marker-end="Стили_20_стрелок_20_22" draw:marker-end-width="0.3cm" draw:fill="none" draw:fill-color="#ffffff" draw:textarea-vertical-align="middle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10.324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501cm" fo:min-width="3.98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1.251cm" fo:min-width="5.28cm"/>
      <style:paragraph-properties style:writing-mode="lr-tb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1.751cm" fo:min-width="5.28cm"/>
      <style:paragraph-properties style:writing-mode="lr-tb"/>
    </style:style>
    <style:style style:name="gr37" style:family="graphic" style:parent-style-name="objectwithoutfill">
      <style:graphic-properties draw:marker-end="Стили_20_стрелок_20_23" draw:marker-end-width="0.3cm" draw:fill="none" draw:fill-color="#ffffff" draw:textarea-vertical-align="middle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2.54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0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10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controls" svg:width="6cm" svg:height="2cm" svg:x="7.5cm" svg:y="4.4cm">
          <text:p text:style-name="P1"><text:span text:style-name="T1">#include &lt;vector&gt;</text:span></text:p>
          <text:p text:style-name="P1"><text:span text:style-name="T1">#include &lt;string&gt;</text:span></text:p>
          <text:p text:style-name="P1"><text:span text:style-name="T1">#include &lt;iostream&gt;</text:span></text:p>
          <text:p text:style-name="P1"><text:span text:style-name="T1">using namespace std;</text:span></text:p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3" draw:id="id3" draw:layer="controls" svg:width="6cm" svg:height="2cm" svg:x="7.5cm" svg:y="6.9cm">
          <text:p text:style-name="P1"><text:span text:style-name="T1">setlocale(LC_ALL, "Russian"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4cm" svg:height="2cm" svg:x="8.5cm" svg:y="9.9cm">
          <text:p text:style-name="P1"><text:span text:style-name="T1">while (true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8" draw:id="id8" draw:layer="layout" svg:width="6cm" svg:height="2cm" svg:x="7.5cm" svg:y="15.3cm">
          <text:p text:style-name="P1"><text:span text:style-name="T1">string input_string;</text:span></text:p>
          <text:p text:style-name="P1"><text:span text:style-name="T1">input_string = userInput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7" draw:id="id7" draw:layer="layout" svg:width="8.5cm" svg:height="2.35cm" svg:x="6.25cm" svg:y="12.45cm">
          <text:p text:style-name="P1"><text:span text:style-name="T1"><text:s text:c="8"/></text:span><text:span text:style-name="T1">unsigned short int array_of_digit_counters[10] =</text:span></text:p>
          <text:p text:style-name="P1"><text:span text:style-name="T1">{0, 0, 0, 0, 0, 0, 0, 0, 0, 0};</text:span></text:p>
          <text:p text:style-name="P1"><text:span text:style-name="T1"><text:s text:c="8"/></text:span><text:span text:style-name="T1">size_t ARRAY_OF_DIGIT_COUNTERS_SIZE =</text:span></text:p>
          <text:p text:style-name="P1"><text:span text:style-name="T1">sizeof array_of_digit_counters /</text:span></text:p>
          <text:p text:style-name="P1"><text:span text:style-name="T1"><text:s text:c="2"/></text:span><text:span text:style-name="T1">sizeof <text:s/>*array_of_digit_counters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5" draw:id="id5" draw:layer="layout" svg:width="6cm" svg:height="2cm" svg:x="7.5cm" svg:y="17.8cm">
          <text:p text:style-name="P1"><text:span text:style-name="T1">countingOfDigitsInString</text:span></text:p>
          <text:p text:style-name="P1"><text:span text:style-name="T1">(array_of_digit_counters,</text:span></text:p>
          <text:p text:style-name="P1"><text:span text:style-name="T1">input_string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3" xml:id="id6" draw:id="id6" draw:layer="layout" svg:width="9cm" svg:height="2.5cm" svg:x="6cm" svg:y="20.3cm">
          <text:p text:style-name="P1"><text:span text:style-name="T1">vector&lt;unsigned short int&gt;</text:span></text:p>
          <text:p text:style-name="P1"><text:span text:style-name="T1">maximums_ids_of_digit_counters =</text:span></text:p>
          <text:p text:style-name="P1"><text:span text:style-name="T1">findForMaximumsIdsOfArray</text:span></text:p>
          <text:p text:style-name="P1"><text:span text:style-name="T1">(array_of_digit_counters,</text:span></text:p>
          <text:p text:style-name="P1"><text:span text:style-name="T1">ARRAY_OF_DIGIT_COUNTERS_SIZE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4" draw:layer="layout" draw:line-skew="-0.499cm" svg:x1="6cm" svg:y1="24.3cm" svg:x2="10.5cm" svg:y2="9.4cm" draw:start-shape="id1" draw:start-glue-point="3" svg:d="M6000 24300h-1000v-14900h5500" svg:viewBox="0 0 5501 14901">
          <text:p/>
        </draw:connector>
        <draw:connector draw:style-name="gr8" draw:text-style-name="P4" draw:layer="layout" draw:type="line" svg:x1="10.5cm" svg:y1="6.4cm" svg:x2="10.5cm" svg:y2="6.9cm" draw:start-shape="id2" draw:start-glue-point="6" draw:end-shape="id3" draw:end-glue-point="4" svg:d="M10500 6400v500" svg:viewBox="0 0 1 501">
          <text:p/>
        </draw:connector>
        <draw:connector draw:style-name="gr8" draw:text-style-name="P4" draw:layer="layout" draw:type="line" svg:x1="10.5cm" svg:y1="8.9cm" svg:x2="10.5cm" svg:y2="9.9cm" draw:start-shape="id3" draw:start-glue-point="6" draw:end-shape="id4" draw:end-glue-point="4" svg:d="M10500 8900v1000" svg:viewBox="0 0 1 1001">
          <text:p/>
        </draw:connector>
        <draw:connector draw:style-name="gr8" draw:text-style-name="P4" draw:layer="layout" draw:type="line" svg:x1="10.5cm" svg:y1="19.8cm" svg:x2="10.5cm" svg:y2="20.3cm" draw:start-shape="id5" draw:start-glue-point="2" draw:end-shape="id6" draw:end-glue-point="0" svg:d="M10500 19800v500" svg:viewBox="0 0 1 501">
          <text:p/>
        </draw:connector>
        <draw:custom-shape draw:style-name="gr9" draw:text-style-name="P3" xml:id="id1" draw:id="id1" draw:layer="layout" svg:width="9cm" svg:height="2cm" svg:x="6cm" svg:y="23.3cm">
          <text:p text:style-name="P1"><text:span text:style-name="T1">outputResult</text:span></text:p>
          <text:p text:style-name="P1"><text:span text:style-name="T1">(array_of_digit_counters,</text:span></text:p>
          <text:p text:style-name="P1"><text:span text:style-name="T1">ARRAY_OF_DIGIT_COUNTERS_SIZE,</text:span></text:p>
          <text:p text:style-name="P1"><text:span text:style-name="T1">maximums_ids_of_digit_counter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5" draw:layer="layout" svg:x1="10.5cm" svg:y1="11.9cm" svg:x2="10.5cm" svg:y2="12.45cm" draw:start-shape="id4" draw:start-glue-point="6" draw:end-shape="id7" draw:end-glue-point="4" svg:d="M10500 11900v550" svg:viewBox="0 0 1 551">
          <text:p/>
        </draw:connector>
        <draw:connector draw:style-name="gr10" draw:text-style-name="P5" draw:layer="layout" svg:x1="10.5cm" svg:y1="14.8cm" svg:x2="10.5cm" svg:y2="15.3cm" draw:start-shape="id7" draw:start-glue-point="6" draw:end-shape="id8" draw:end-glue-point="0" svg:d="M10500 14800v500" svg:viewBox="0 0 1 501">
          <text:p/>
        </draw:connector>
        <draw:connector draw:style-name="gr10" draw:text-style-name="P5" draw:layer="layout" svg:x1="10.5cm" svg:y1="17.3cm" svg:x2="10.5cm" svg:y2="17.8cm" draw:start-shape="id8" draw:start-glue-point="2" draw:end-shape="id5" draw:end-glue-point="0" svg:d="M10500 17300v500" svg:viewBox="0 0 1 501">
          <text:p/>
        </draw:connector>
        <draw:connector draw:style-name="gr10" draw:text-style-name="P5" draw:layer="layout" svg:x1="10.5cm" svg:y1="22.8cm" svg:x2="10.5cm" svg:y2="23.3cm" draw:start-shape="id6" draw:start-glue-point="2" draw:end-shape="id1" draw:end-glue-point="0" svg:d="M10500 22800v500" svg:viewBox="0 0 1 501">
          <text:p/>
        </draw:connector>
      </draw:page>
      <draw:page draw:name="page2" draw:style-name="dp1" draw:master-page-name="Обычный">
        <draw:custom-shape draw:style-name="gr11" draw:text-style-name="P3" xml:id="id9" draw:id="id9" draw:layer="layout" svg:width="4cm" svg:height="2cm" svg:x="4.75cm" svg:y="11.23cm">
          <text:p text:style-name="P1"><text:span text:style-name="T1">while (true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2" xml:id="id15" draw:id="id15" draw:layer="layout" svg:width="4cm" svg:height="2cm" svg:x="7.75cm" svg:y="5.48cm">
          <text:p text:style-name="P1"><text:span text:style-name="T1">string</text:span></text:p>
          <text:p text:style-name="P1"><text:span text:style-name="T1">userInput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7" xml:id="id10" draw:id="id10" draw:layer="layout" svg:width="5cm" svg:height="1.75cm" svg:x="4.25cm" svg:y="13.73cm">
          <text:p text:style-name="P6"><text:span text:style-name="T2">string input_string;</text:span></text:p>
          <text:p text:style-name="P6"><text:span text:style-name="T2">getline(cin, input_string)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7" xml:id="id11" draw:id="id11" draw:layer="layout" svg:width="5cm" svg:height="3.5cm" svg:x="4.25cm" svg:y="15.98cm">
          <text:p text:style-name="P6"><text:span text:style-name="T2">if (input_string == "EXIT"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7" xml:id="id13" draw:id="id13" draw:layer="layout" svg:width="5cm" svg:height="3.5cm" svg:x="11.25cm" svg:y="15.98cm">
          <text:p text:style-name="P6"><text:span text:style-name="T2">else if</text:span></text:p>
          <text:p text:style-name="P6"><text:span text:style-name="T2">(!input_string.empty()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7" xml:id="id14" draw:id="id14" draw:layer="layout" svg:width="4cm" svg:height="1.75cm" svg:x="11.75cm" svg:y="20.48cm">
          <text:p text:style-name="P6"><text:span text:style-name="T2">return</text:span></text:p>
          <text:p text:style-name="P6"><text:span text:style-name="T2">input_string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7" xml:id="id12" draw:id="id12" draw:layer="layout" svg:width="4cm" svg:height="1.75cm" svg:x="4.75cm" svg:y="20.48cm">
          <text:p text:style-name="P6"><text:span text:style-name="T2">exit(0)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7" xml:id="id17" draw:id="id17" draw:layer="layout" svg:width="8.5cm" svg:height="1cm" svg:x="2.75cm" svg:y="23.23cm">
          <text:p text:style-name="P6"><text:span text:style-name="T2">cout &lt;&lt; "Некорректный ввод.</text:span></text:p>
          <text:p text:style-name="P6"><text:span text:style-name="T2">Пожалуйста, повторите попытку: 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4" draw:layer="layout" draw:type="line" svg:x1="6.75cm" svg:y1="13.23cm" svg:x2="6.75cm" svg:y2="13.73cm" draw:start-shape="id9" draw:start-glue-point="6" draw:end-shape="id10" draw:end-glue-point="5" svg:d="M6750 13230v500" svg:viewBox="0 0 1 501">
          <text:p/>
        </draw:connector>
        <draw:connector draw:style-name="gr17" draw:text-style-name="P4" draw:layer="layout" draw:type="line" svg:x1="6.75cm" svg:y1="15.48cm" svg:x2="6.75cm" svg:y2="15.98cm" draw:start-shape="id10" draw:start-glue-point="8" draw:end-shape="id11" draw:end-glue-point="4" svg:d="M6750 15480v500" svg:viewBox="0 0 1 501">
          <text:p/>
        </draw:connector>
        <draw:connector draw:style-name="gr17" draw:text-style-name="P4" draw:layer="layout" draw:type="line" svg:x1="6.75cm" svg:y1="19.48cm" svg:x2="6.75cm" svg:y2="20.48cm" draw:start-shape="id11" draw:start-glue-point="6" draw:end-shape="id12" draw:end-glue-point="4" svg:d="M6750 19480v1000" svg:viewBox="0 0 1 1001">
          <text:p/>
        </draw:connector>
        <draw:connector draw:style-name="gr17" draw:text-style-name="P4" draw:layer="layout" draw:type="line" svg:x1="9.25cm" svg:y1="17.73cm" svg:x2="11.25cm" svg:y2="17.73cm" draw:start-shape="id11" draw:start-glue-point="7" draw:end-shape="id13" draw:end-glue-point="5" svg:d="M9250 17730h2000" svg:viewBox="0 0 2001 1">
          <text:p/>
        </draw:connector>
        <draw:connector draw:style-name="gr17" draw:text-style-name="P4" draw:layer="layout" draw:type="line" svg:x1="13.75cm" svg:y1="19.48cm" svg:x2="13.75cm" svg:y2="20.48cm" draw:start-shape="id13" draw:start-glue-point="6" draw:end-shape="id14" draw:end-glue-point="4" svg:d="M13750 19480v1000" svg:viewBox="0 0 1 1001">
          <text:p/>
        </draw:connector>
        <draw:frame draw:style-name="gr18" draw:text-style-name="P8" draw:layer="layout" svg:width="1.75cm" svg:height="1cm" svg:x="6.75cm" svg:y="19.48cm">
          <draw:text-box>
            <text:p>true</text:p>
          </draw:text-box>
        </draw:frame>
        <draw:frame draw:style-name="gr18" draw:text-style-name="P9" draw:layer="layout" svg:width="2cm" svg:height="1cm" svg:x="9.25cm" svg:y="16.73cm">
          <draw:text-box>
            <text:p text:style-name="P5">false</text:p>
          </draw:text-box>
        </draw:frame>
        <draw:frame draw:style-name="gr18" draw:text-style-name="P9" draw:layer="layout" svg:width="2cm" svg:height="1cm" svg:x="16.25cm" svg:y="16.73cm">
          <draw:text-box>
            <text:p text:style-name="P5">false</text:p>
          </draw:text-box>
        </draw:frame>
        <draw:frame draw:style-name="gr18" draw:text-style-name="P8" draw:layer="layout" svg:width="1.75cm" svg:height="1cm" svg:x="13.75cm" svg:y="19.48cm">
          <draw:text-box>
            <text:p>true</text:p>
          </draw:text-box>
        </draw:frame>
        <draw:custom-shape draw:style-name="gr19" draw:text-style-name="P10" xml:id="id16" draw:id="id16" draw:layer="layout" svg:width="14cm" svg:height="2cm" svg:x="2.75cm" svg:y="7.98cm">
          <draw:glue-point draw:id="10" svg:x="-2.857cm" svg:y="5cm"/>
          <text:p text:style-name="P5"><text:span text:style-name="T1">cout &lt;&lt; "Вас приветствует программа для</text:span></text:p>
          <text:p text:style-name="P5"><text:span text:style-name="T1">подсчёта цифр в строке и вывода самых</text:span></text:p>
          <text:p text:style-name="P5"><text:span text:style-name="T1">часто встречаемых из них. Для завершения</text:span></text:p>
          <text:p text:style-name="P5"><text:span text:style-name="T1">работы программы введите команду \"EXIT\". Ввод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5" draw:layer="layout" svg:x1="9.75cm" svg:y1="7.48cm" svg:x2="9.75cm" svg:y2="7.98cm" draw:start-shape="id15" draw:start-glue-point="6" draw:end-shape="id16" draw:end-glue-point="5" svg:d="M9750 7480v500" svg:viewBox="0 0 1 501">
          <text:p/>
        </draw:connector>
        <draw:connector draw:style-name="gr20" draw:text-style-name="P11" draw:layer="layout" draw:line-skew="1.498cm 2.374cm" svg:x1="16.25cm" svg:y1="17.73cm" svg:x2="10.385cm" svg:y2="23.73cm" draw:start-shape="id13" draw:start-glue-point="7" draw:end-shape="id17" draw:end-glue-point="9" svg:d="M16250 17730h2000v6000h-7865" svg:viewBox="0 0 7866 6001">
          <text:p/>
        </draw:connector>
        <draw:connector draw:style-name="gr10" draw:text-style-name="P5" draw:layer="layout" draw:line-skew="-0.126cm" svg:x1="9.75cm" svg:y1="9.98cm" svg:x2="6.75cm" svg:y2="11.23cm" draw:start-shape="id16" draw:end-shape="id9" draw:end-glue-point="4" svg:d="M9750 9980v500h-3000v750" svg:viewBox="0 0 3001 1251">
          <text:p/>
        </draw:connector>
        <draw:connector draw:style-name="gr21" draw:text-style-name="P11" draw:layer="layout" draw:line-skew="-6cm" svg:x1="3.6cm" svg:y1="23.73cm" svg:x2="6.747cm" svg:y2="10.731cm" draw:start-shape="id17" draw:start-glue-point="6" svg:d="M3600 23730v-13000h3147v1" svg:viewBox="0 0 3148 13001">
          <text:p/>
        </draw:connector>
      </draw:page>
      <draw:page draw:name="page3" draw:style-name="dp1" draw:master-page-name="Обычный">
        <draw:custom-shape draw:style-name="gr22" draw:text-style-name="P7" xml:id="id18" draw:id="id18" draw:layer="layout" svg:width="7cm" svg:height="2cm" svg:x="7cm" svg:y="9.85cm">
          <text:p text:style-name="P6"><text:span text:style-name="T2">void countingOfDigitsInString</text:span></text:p>
          <text:p text:style-name="P6"><text:span text:style-name="T2">(unsigned short int *input_array,</text:span></text:p>
          <text:p text:style-name="P6"><text:span text:style-name="T2">const string &amp;st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7" xml:id="id20" draw:id="id20" draw:layer="layout" svg:width="5cm" svg:height="2cm" svg:x="8cm" svg:y="14.85cm">
          <text:p text:style-name="P6"><text:span text:style-name="T2">if (isdigit(symbol)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8" draw:text-style-name="P8" draw:layer="layout" svg:width="2cm" svg:height="1cm" svg:x="10.5cm" svg:y="16.85cm">
          <draw:text-box>
            <text:p>true</text:p>
          </draw:text-box>
        </draw:frame>
        <draw:custom-shape draw:style-name="gr24" draw:text-style-name="P12" xml:id="id19" draw:id="id19" draw:layer="layout" svg:width="7cm" svg:height="1.75cm" svg:x="7cm" svg:y="12.6cm">
          <text:p text:style-name="P5"><text:span text:style-name="T1">for (char symbol : str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5" draw:text-style-name="P12" xml:id="id21" draw:id="id21" draw:layer="layout" svg:width="5cm" svg:height="2cm" svg:x="8cm" svg:y="17.85cm">
          <text:p text:style-name="P5"><text:span text:style-name="T1">++input_array[symbol - '0']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svg:x1="10.5cm" svg:y1="11.85cm" svg:x2="10.5cm" svg:y2="12.6cm" draw:start-shape="id18" draw:start-glue-point="6" draw:end-shape="id19" draw:end-glue-point="4" svg:d="M10500 11850v750" svg:viewBox="0 0 1 751">
          <text:p/>
        </draw:connector>
        <draw:connector draw:style-name="gr10" draw:text-style-name="P5" draw:layer="layout" svg:x1="10.5cm" svg:y1="14.35cm" svg:x2="10.5cm" svg:y2="14.85cm" draw:start-shape="id19" draw:start-glue-point="6" draw:end-shape="id20" draw:end-glue-point="4" svg:d="M10500 14350v500" svg:viewBox="0 0 1 501">
          <text:p/>
        </draw:connector>
        <draw:connector draw:style-name="gr10" draw:text-style-name="P5" draw:layer="layout" svg:x1="10.5cm" svg:y1="16.85cm" svg:x2="10.5cm" svg:y2="17.85cm" draw:start-shape="id20" draw:start-glue-point="6" draw:end-shape="id21" draw:end-glue-point="4" svg:d="M10500 16850v1000" svg:viewBox="0 0 1 1001">
          <text:p/>
        </draw:connector>
        <draw:connector draw:style-name="gr26" draw:text-style-name="P11" draw:layer="layout" draw:line-skew="-0.499cm" svg:x1="8cm" svg:y1="18.85cm" svg:x2="7cm" svg:y2="13.475cm" draw:start-shape="id21" draw:start-glue-point="5" draw:end-shape="id19" draw:end-glue-point="5" svg:d="M8000 18850h-2000v-5375h1000" svg:viewBox="0 0 2001 5376">
          <text:p/>
        </draw:connector>
      </draw:page>
      <draw:page draw:name="page4" draw:style-name="dp1" draw:master-page-name="Обычный">
        <draw:custom-shape draw:style-name="gr22" draw:text-style-name="P7" xml:id="id28" draw:id="id28" draw:layer="layout" svg:width="7cm" svg:height="2cm" svg:x="6.5cm" svg:y="2.6cm">
          <text:p text:style-name="P6"><text:span text:style-name="T2">vector&lt;unsigned short int&gt;</text:span></text:p>
          <text:p text:style-name="P6"><text:span text:style-name="T2">findForMaximumsIdsOfArray</text:span></text:p>
          <text:p text:style-name="P6"><text:span text:style-name="T2">(const unsigned short int *input_array,</text:span></text:p>
          <text:p text:style-name="P6"><text:span text:style-name="T2">const size_t &amp;input_array_siz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7" xml:id="id23" draw:id="id23" draw:layer="layout" svg:width="7cm" svg:height="2.5cm" svg:x="6.5cm" svg:y="9.85cm">
          <text:p text:style-name="P6"><text:span text:style-name="T2">if (input_array[i] &gt; maximum_value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frame draw:style-name="gr18" draw:text-style-name="P8" draw:layer="layout" svg:width="2cm" svg:height="1cm" svg:x="10cm" svg:y="12.35cm">
          <draw:text-box>
            <text:p>true</text:p>
          </draw:text-box>
        </draw:frame>
        <draw:custom-shape draw:style-name="gr24" draw:text-style-name="P12" xml:id="id22" draw:id="id22" draw:layer="layout" svg:width="7cm" svg:height="1.75cm" svg:x="6.5cm" svg:y="7.6cm">
          <text:p text:style-name="P5"><text:span text:style-name="T1">for (size_t i = 0; i &lt; input_array_size; ++i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5" draw:text-style-name="P12" xml:id="id24" draw:id="id24" draw:layer="layout" svg:width="5cm" svg:height="2cm" svg:x="7.5cm" svg:y="13.35cm">
          <text:p text:style-name="P5"><text:span text:style-name="T1">maximum_value = input_array[i]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svg:x1="10cm" svg:y1="9.35cm" svg:x2="10cm" svg:y2="9.85cm" draw:start-shape="id22" draw:start-glue-point="6" draw:end-shape="id23" draw:end-glue-point="4" svg:d="M10000 9350v500" svg:viewBox="0 0 1 501">
          <text:p/>
        </draw:connector>
        <draw:connector draw:style-name="gr10" draw:text-style-name="P5" draw:layer="layout" svg:x1="10cm" svg:y1="12.35cm" svg:x2="10cm" svg:y2="13.35cm" draw:start-shape="id23" draw:start-glue-point="6" draw:end-shape="id24" draw:end-glue-point="4" svg:d="M10000 12350v1000" svg:viewBox="0 0 1 1001">
          <text:p/>
        </draw:connector>
        <draw:connector draw:style-name="gr26" draw:text-style-name="P11" draw:layer="layout" draw:line-skew="-0.499cm" svg:x1="7.5cm" svg:y1="14.35cm" svg:x2="6.5cm" svg:y2="8.475cm" draw:start-shape="id24" draw:start-glue-point="5" draw:end-shape="id22" draw:end-glue-point="5" svg:d="M7500 14350h-2000v-5875h1000" svg:viewBox="0 0 2001 5876">
          <text:p/>
        </draw:connector>
        <draw:custom-shape draw:style-name="gr28" draw:text-style-name="P13" xml:id="id29" draw:id="id29" draw:layer="layout" svg:width="7cm" svg:height="2cm" svg:x="6.5cm" svg:y="5.1cm">
          <text:p text:style-name="P5">unsigned short int</text:p>
          <text:p text:style-name="P5">maximum_value = 0;</text:p>
          <text:p text:style-name="P5"><text:s text:c="4"/>vector&lt;unsigned short int&gt;</text:p>
          <text:p text:style-name="P5">maximums_ids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7" xml:id="id26" draw:id="id26" draw:layer="layout" svg:width="7cm" svg:height="2.5cm" svg:x="6.5cm" svg:y="18.6cm">
          <text:p text:style-name="P6"><text:span text:style-name="T2">if (input_array[i] == maximum_value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8" draw:text-style-name="P8" draw:layer="layout" svg:width="2cm" svg:height="1cm" svg:x="10cm" svg:y="21.1cm">
          <draw:text-box>
            <text:p>true</text:p>
          </draw:text-box>
        </draw:frame>
        <draw:custom-shape draw:style-name="gr24" draw:text-style-name="P12" xml:id="id25" draw:id="id25" draw:layer="layout" svg:width="7cm" svg:height="1.75cm" svg:x="6.5cm" svg:y="16.35cm">
          <text:p text:style-name="P5"><text:span text:style-name="T1">for (size_t i = 0; i &lt; input_array_size; ++i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5" draw:text-style-name="P12" xml:id="id27" draw:id="id27" draw:layer="layout" svg:width="5cm" svg:height="2cm" svg:x="7.5cm" svg:y="22.1cm">
          <text:p text:style-name="P5"><text:span text:style-name="T1">maximums_ids.emplace_back(i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svg:x1="10cm" svg:y1="18.1cm" svg:x2="10cm" svg:y2="18.6cm" draw:start-shape="id25" draw:start-glue-point="6" draw:end-shape="id26" draw:end-glue-point="4" svg:d="M10000 18100v500" svg:viewBox="0 0 1 501">
          <text:p/>
        </draw:connector>
        <draw:connector draw:style-name="gr10" draw:text-style-name="P5" draw:layer="layout" svg:x1="10cm" svg:y1="21.1cm" svg:x2="10cm" svg:y2="22.1cm" draw:start-shape="id26" draw:start-glue-point="6" draw:end-shape="id27" draw:end-glue-point="4" svg:d="M10000 21100v1000" svg:viewBox="0 0 1 1001">
          <text:p/>
        </draw:connector>
        <draw:connector draw:style-name="gr26" draw:text-style-name="P11" draw:layer="layout" draw:line-skew="-0.499cm" svg:x1="7.5cm" svg:y1="23.1cm" svg:x2="6.5cm" svg:y2="17.225cm" draw:start-shape="id27" draw:start-glue-point="5" draw:end-shape="id25" draw:end-glue-point="5" svg:d="M7500 23100h-2000v-5875h1000" svg:viewBox="0 0 2001 5876">
          <text:p/>
        </draw:connector>
        <draw:connector draw:style-name="gr29" draw:text-style-name="P14" draw:layer="layout" draw:line-skew="0.498cm 2.999cm" svg:x1="13.5cm" svg:y1="8.475cm" svg:x2="10cm" svg:y2="16.35cm" draw:start-shape="id22" draw:start-glue-point="7" draw:end-shape="id25" draw:end-glue-point="4" svg:d="M13500 8475h1000v7375h-4500v500" svg:viewBox="0 0 4501 7876">
          <text:p/>
        </draw:connector>
        <draw:connector draw:style-name="gr30" draw:text-style-name="P10" draw:layer="layout" svg:x1="10cm" svg:y1="4.6cm" svg:x2="10cm" svg:y2="5.1cm" draw:start-shape="id28" draw:start-glue-point="6" draw:end-shape="id29" draw:end-glue-point="4" svg:d="M10000 4600v500" svg:viewBox="0 0 1 501">
          <text:p/>
        </draw:connector>
        <draw:connector draw:style-name="gr30" draw:text-style-name="P10" draw:layer="layout" svg:x1="10cm" svg:y1="7.1cm" svg:x2="10cm" svg:y2="7.6cm" draw:start-shape="id29" draw:start-glue-point="6" draw:end-shape="id22" draw:end-glue-point="4" svg:d="M10000 7100v500" svg:viewBox="0 0 1 501">
          <text:p/>
        </draw:connector>
        <draw:custom-shape draw:style-name="gr31" draw:text-style-name="P16" xml:id="id30" draw:id="id30" draw:layer="layout" svg:width="4cm" svg:height="2cm" svg:x="8cm" svg:y="25.1cm">
          <text:p text:style-name="P15"><text:span text:style-name="T1">return maximums_ids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14" draw:layer="layout" draw:line-skew="0.498cm 2.999cm" svg:x1="13.5cm" svg:y1="17.225cm" svg:x2="10cm" svg:y2="25.1cm" draw:start-shape="id25" draw:start-glue-point="7" draw:end-shape="id30" draw:end-glue-point="4" svg:d="M13500 17225h1000v7375h-4500v500" svg:viewBox="0 0 4501 7876">
          <text:p/>
        </draw:connector>
      </draw:page>
      <draw:page draw:name="page5" draw:style-name="dp1" draw:master-page-name="Обычный">
        <draw:custom-shape draw:style-name="gr33" draw:text-style-name="P7" xml:id="id37" draw:id="id37" draw:layer="layout" svg:width="12cm" svg:height="2cm" svg:x="4.5cm" svg:y="5.73cm">
          <text:p text:style-name="P6"><text:span text:style-name="T2">void outputResult</text:span></text:p>
          <text:p text:style-name="P6"><text:span text:style-name="T2">(const unsigned short int *array_of_digit_counters,</text:span></text:p>
          <text:p text:style-name="P6"><text:span text:style-name="T2">const size_t &amp;ARRAY_OF_DIGIT_COUNTERS_SIZE,</text:span></text:p>
          <text:p text:style-name="P6"><text:span text:style-name="T2">const vector&lt;unsigned short int&gt; &amp;maximums_ids_of_digit_counters)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4" draw:text-style-name="P12" xml:id="id31" draw:id="id31" draw:layer="layout" svg:width="7.5cm" svg:height="1.75cm" svg:x="6.75cm" svg:y="10.48cm">
          <text:p text:style-name="P5"><text:span text:style-name="T1">for (size_t i = 0;</text:span></text:p>
          <text:p text:style-name="P5"><text:span text:style-name="T1">i &lt; ARRAY_OF_DIGIT_COUNTERS_SIZE;</text:span></text:p>
          <text:p text:style-name="P5"><text:span text:style-name="T1">++i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14" draw:layer="layout" draw:line-skew="1.248cm 1.249cm" svg:x1="14.25cm" svg:y1="11.355cm" svg:x2="10.5cm" svg:y2="15.73cm" draw:start-shape="id31" draw:start-glue-point="7" draw:end-shape="id32" draw:end-glue-point="5" svg:d="M14250 11355h1750v3875h-5500v500" svg:viewBox="0 0 5501 4376">
          <text:p/>
        </draw:connector>
        <draw:custom-shape draw:style-name="gr35" draw:text-style-name="P16" xml:id="id38" draw:id="id38" draw:layer="layout" svg:width="9.5cm" svg:height="1.5cm" svg:x="5.75cm" svg:y="8.48cm">
          <text:p text:style-name="P5"><text:span text:style-name="T1">cout &lt;&lt; "\nКоличество цифр в строке: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6" draw:text-style-name="P16" xml:id="id33" draw:id="id33" draw:layer="layout" svg:width="9.5cm" svg:height="2cm" svg:x="5.75cm" svg:y="12.73cm">
          <text:p text:style-name="P5"><text:span text:style-name="T1">cout &lt;&lt; "— цифра "</text:span></text:p>
          <text:p text:style-name="P5"><text:span text:style-name="T1">&lt;&lt; i &lt;&lt; " встречается "</text:span></text:p>
          <text:p text:style-name="P5"><text:span text:style-name="T1">&lt;&lt; array_of_digit_counters[i]</text:span></text:p>
          <text:p text:style-name="P5"><text:span text:style-name="T1">&lt;&lt; " раз(а)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5" draw:text-style-name="P16" xml:id="id32" draw:id="id32" draw:layer="layout" svg:width="9.5cm" svg:height="1.5cm" svg:x="5.75cm" svg:y="15.73cm">
          <text:p text:style-name="P5"><text:span text:style-name="T1">cout &lt;&lt; "\nСамая(ые) часто</text:span></text:p>
          <text:p text:style-name="P5"><text:span text:style-name="T1">встречаемая(ые) цифра(ы):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7" draw:text-style-name="P14" draw:layer="layout" draw:line-skew="-0.249cm" svg:x1="6.7cm" svg:y1="13.73cm" svg:x2="6.75cm" svg:y2="11.355cm" draw:start-shape="id33" draw:start-glue-point="6" draw:end-shape="id31" draw:end-glue-point="5" svg:d="M6700 13730h-1700v-2375h1750" svg:viewBox="0 0 1751 2376">
          <text:p/>
        </draw:connector>
        <draw:custom-shape draw:style-name="gr34" draw:text-style-name="P12" xml:id="id34" draw:id="id34" draw:layer="layout" svg:width="7.5cm" svg:height="1.75cm" svg:x="6.75cm" svg:y="17.73cm">
          <text:p text:style-name="P5"><text:span text:style-name="T1">for (unsigned short int id :</text:span></text:p>
          <text:p text:style-name="P5"><text:span text:style-name="T1">maximums_ids_of_digit_counters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14" draw:layer="layout" draw:line-skew="1.248cm 1.249cm" svg:x1="14.25cm" svg:y1="18.605cm" svg:x2="10.5cm" svg:y2="22.98cm" draw:start-shape="id34" draw:start-glue-point="7" draw:end-shape="id35" draw:end-glue-point="5" svg:d="M14250 18605h1750v3875h-5500v500" svg:viewBox="0 0 5501 4376">
          <text:p/>
        </draw:connector>
        <draw:custom-shape draw:style-name="gr36" draw:text-style-name="P16" xml:id="id36" draw:id="id36" draw:layer="layout" svg:width="9.5cm" svg:height="2cm" svg:x="5.75cm" svg:y="19.98cm">
          <text:p text:style-name="P5"><text:span text:style-name="T1">cout &lt;&lt; "— цифра "</text:span></text:p>
          <text:p text:style-name="P5"><text:span text:style-name="T1">&lt;&lt; id &lt;&lt; " встречается "</text:span></text:p>
          <text:p text:style-name="P5"><text:span text:style-name="T1">&lt;&lt; array_of_digit_counters[id]</text:span></text:p>
          <text:p text:style-name="P5"><text:span text:style-name="T1">&lt;&lt; " раз(а)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8" draw:text-style-name="P16" xml:id="id35" draw:id="id35" draw:layer="layout" svg:width="5cm" svg:height="1cm" svg:x="8cm" svg:y="22.98cm">
          <text:p text:style-name="P5"><text:span text:style-name="T1">cout &lt;&lt; "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7" draw:text-style-name="P14" draw:layer="layout" draw:line-skew="-0.249cm" svg:x1="6.7cm" svg:y1="20.98cm" svg:x2="6.75cm" svg:y2="18.605cm" draw:start-shape="id36" draw:start-glue-point="6" draw:end-shape="id34" draw:end-glue-point="5" svg:d="M6700 20980h-1700v-2375h1750" svg:viewBox="0 0 1751 2376">
          <text:p/>
        </draw:connector>
        <draw:connector draw:style-name="gr30" draw:text-style-name="P10" draw:layer="layout" svg:x1="10.5cm" svg:y1="7.73cm" svg:x2="10.5cm" svg:y2="8.48cm" draw:start-shape="id37" draw:start-glue-point="6" draw:end-shape="id38" draw:end-glue-point="5" svg:d="M10500 7730v750" svg:viewBox="0 0 1 751">
          <text:p/>
        </draw:connector>
        <draw:connector draw:style-name="gr30" draw:text-style-name="P10" draw:layer="layout" svg:x1="10.5cm" svg:y1="9.98cm" svg:x2="10.5cm" svg:y2="10.48cm" draw:start-shape="id38" draw:start-glue-point="8" draw:end-shape="id31" draw:end-glue-point="4" svg:d="M10500 9980v500" svg:viewBox="0 0 1 501">
          <text:p/>
        </draw:connector>
        <draw:connector draw:style-name="gr30" draw:text-style-name="P10" draw:layer="layout" svg:x1="10.5cm" svg:y1="12.23cm" svg:x2="10.5cm" svg:y2="12.73cm" draw:start-shape="id31" draw:start-glue-point="6" draw:end-shape="id33" draw:end-glue-point="5" svg:d="M10500 12230v500" svg:viewBox="0 0 1 501">
          <text:p/>
        </draw:connector>
        <draw:connector draw:style-name="gr30" draw:text-style-name="P10" draw:layer="layout" svg:x1="10.5cm" svg:y1="17.23cm" svg:x2="10.5cm" svg:y2="17.73cm" draw:start-shape="id32" draw:start-glue-point="8" draw:end-shape="id34" draw:end-glue-point="4" svg:d="M10500 17230v500" svg:viewBox="0 0 1 501">
          <text:p/>
        </draw:connector>
        <draw:connector draw:style-name="gr30" draw:text-style-name="P10" draw:layer="layout" svg:x1="10.5cm" svg:y1="19.48cm" svg:x2="10.5cm" svg:y2="19.98cm" draw:start-shape="id34" draw:start-glue-point="6" draw:end-shape="id36" draw:end-glue-point="5" svg:d="M10500 19480v500" svg:viewBox="0 0 1 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09-21T22:55:35.501000000</dc:date>
    <meta:editing-duration>PT33M37S</meta:editing-duration>
    <meta:editing-cycles>5</meta:editing-cycles>
    <meta:generator>LibreOffice/7.1.5.2$Windows_X86_64 LibreOffice_project/85f04e9f809797b8199d13c421bd8a2b025d52b5</meta:generator>
    <meta:document-statistic meta:object-count="85"/>
  </office:meta>
</office:document-meta>
</file>